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7f46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9818d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ef0fb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10c18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bc24a" officeooo:paragraph-rsid="008bc24a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ac73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夢中夢</text:p>
      <text:p text:style-name="P2"/>
      <text:p text:style-name="P3"/>
      <text:p text:style-name="P1">世界本是個夢</text:p>
      <text:p text:style-name="P1">但悲哀的是</text:p>
      <text:p text:style-name="P1">這夢都很爛</text:p>
      <text:p text:style-name="P1">現實讓我心裡充滿了仇恨</text:p>
      <text:p text:style-name="P1">要保持快樂的方法</text:p>
      <text:p text:style-name="P1">只有夢中夢了</text:p>
      <text:p text:style-name="P1"/>
      <text:p text:style-name="P1">有人說</text:p>
      <text:p text:style-name="P1">世界是我們相信和想象的模樣</text:p>
      <text:p text:style-name="P1">是由集體潛意識決定的</text:p>
      <text:p text:style-name="P1">我相信這句話</text:p>
      <text:p text:style-name="P1">這是一種心理技巧</text:p>
      <text:p text:style-name="P1">也是實用的科學</text:p>
      <text:p text:style-name="P1">更是生活哲理和真理</text:p>
      <text:p text:style-name="P1"/>
      <text:p text:style-name="P5">由於現實的劇情太狗血</text:p>
      <text:p text:style-name="P1">所以</text:p>
      <text:p text:style-name="P1">我只有先入夢了</text:p>
      <text:p text:style-name="P1">我想在夢裡倒流時光</text:p>
      <text:p text:style-name="P1">做自己人生的導演</text:p>
      <text:p text:style-name="P6">我比較貪婪</text:p>
      <text:p text:style-name="P6">我要你的青春有我</text:p>
      <text:p text:style-name="P1">而不是做</text:p>
      <text:p text:style-name="P1">時空戀人</text:p>
      <text:p text:style-name="P1">只能看着漂流瓶的信件</text:p>
      <text:p text:style-name="P1">一遍又一遍</text:p>
      <text:p text:style-name="P1"/>
      <text:p text:style-name="P1">在這個爛世界裏</text:p>
      <text:p text:style-name="P1">我無法決定生命的長度</text:p>
      <text:p text:style-name="P1">但我可以主宰生命的亮度</text:p>
      <text:p text:style-name="P1"/>
      <text:p text:style-name="P8">這傲慢的</text:p>
      <text:p text:style-name="P8">生殺予奪的權力世界</text:p>
      <text:p text:style-name="P1">總有一份禮物</text:p>
      <text:p text:style-name="P1"/>
      <text:p text:style-name="P7">我相信</text:p>
      <text:p text:style-name="P7">你會喜歡</text:p>
      <text:p text:style-name="P1"/>
      <text:p text:style-name="P1">##########</text:p>
      <text:p text:style-name="P1">只有腳踏泥土</text:p>
      <text:p text:style-name="P1">才能有機會長眠其中</text:p>
      <text:p text:style-name="P1">小生我不是空中飄着的神仙啊</text:p>
      <text:p text:style-name="P1">貧道法號智障禪師</text:p>
      <text:p text:style-name="P1">老衲是來收妖的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30T20:44:59.638283528</dc:date>
    <meta:editing-duration>PT4H56M52S</meta:editing-duration>
    <meta:editing-cycles>161</meta:editing-cycles>
    <meta:document-statistic meta:table-count="0" meta:image-count="0" meta:object-count="0" meta:page-count="1" meta:paragraph-count="39" meta:word-count="270" meta:character-count="279" meta:non-whitespace-character-count="279"/>
  </office:meta>
</office:document-meta>
</file>